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text-shadow="1pt 1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14pt" fo:text-shadow="none" style:font-size-asian="14pt" style:font-size-complex="14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9/06/10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ETL – Extract, Transform, Load</text:span></text:p>
            <text:p text:style-name="P1"><text:span text:style-name="T1"/></text:p>
            <text:p text:style-name="P1"><text:span text:style-name="T2">Using Python to shovel data ar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at is tha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en.wikipedia.org/wiki/Extract,_transform,_load" xlink:type="simple">Wikipedia</text:a></text:p>
                <text:list>
                  <text:list-header>
                    <text:p>In computing, extract, transform, load (ETL) is the general procedure of copying data from one or more sources into a destination system which represents the data differently from the source(s) or in a different context than the source(s). The ETL process became a popular concept in the 1970s and is often used in data warehousing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y would I use tha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ving spreadsheets into database (for applying queries)</text:p>
              </text:list-item>
              <text:list-item>
                <text:p>Migrating databases (old<text:span text:style-name="T3">→</text:span>new)</text:p>
              </text:list-item>
              <text:list-item>
                <text:p><text:span text:style-name="T4">File format change (CSV </text:span><text:span text:style-name="T3">→XLS</text:span>)</text:p>
              </text:list-item>
              <text:list-item>
                <text:p>Data augmentation (extra fields computed from others)</text:p>
              </text:list-item>
              <text:list-item>
                <text:p>Merge data sour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at framework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ood question, no idea, depends on problem...</text:p>
              </text:list-item>
              <text:list-item>
                <text:p>But let’s look at some of them!</text:p>
              </text:list-item>
              <text:list-item>
                <text:p>Let’s start with an overview:</text:p>
                <text:list>
                  <text:list-header>
                    <text:p><text:span text:style-name="T5"><text:a xlink:href="https://blog.panoply.io/top-9-python-etl-tools-and-when-to-use-them" xlink:type="simple">https://blog.panoply.io/top-9-python-etl-tools-and-when-to-use-them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Gosh, there’s lots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’s look at these:</text:p>
                <text:list>
                  <text:list-item>
                    <text:p><text:a xlink:href="http://pandas.pydata.org/" xlink:type="simple">pandas</text:a></text:p>
                  </text:list-item>
                  <text:list-item>
                    <text:p><text:a xlink:href="http://bubbles.databrewery.org/" xlink:type="simple">Bubbles</text:a></text:p>
                  </text:list-item>
                  <text:list-item>
                    <text:p><text:a xlink:href="https://www.bonobo-project.org/" xlink:type="simple">Bonobo</text:a></text:p>
                  </text:list-item>
                  <text:list-item>
                    <text:p><text:a xlink:href="https://petl.readthedocs.io/" xlink:type="simple">petl</text:a></text:p>
                  </text:list-item>
                </text:list>
              </text:list-item>
              <text:list-item>
                <text:p>And evaluate them using these criteria:</text:p>
                <text:list>
                  <text:list-item>
                    <text:p>Migrate <text:a xlink:href="https://github.com/fracpete/employees-db-sqlite" xlink:type="simple">employees sqlite DB</text:a><text:s/>to MySQL</text:p>
                  </text:list-item>
                  <text:list-item>
                    <text:p>Extend a table using computed values (“email” address)</text:p>
                  </text:list-item>
                  <text:list-item>
                    <text:p>Load a CSV file as new table and add index column (“emp_no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2:30:35.393897499</meta:creation-date>
    <dc:date>2019-06-10T12:48:06.758993583</dc:date>
    <meta:editing-duration>PT17M30S</meta:editing-duration>
    <meta:editing-cycles>6</meta:editing-cycles>
    <meta:generator>LibreOffice/6.0.7.3$Linux_X86_64 LibreOffice_project/00m0$Build-3</meta:generator>
    <meta:document-statistic meta:object-count="40"/>
  </office:meta>
</office:document-meta>
</file>